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9125" officeooo:paragraph-rsid="00109125"/>
    </style:style>
    <style:style style:name="P2" style:family="paragraph" style:parent-style-name="Standard">
      <style:text-properties officeooo:rsid="00119ffa" officeooo:paragraph-rsid="00119ffa"/>
    </style:style>
    <style:style style:name="P3" style:family="paragraph" style:parent-style-name="Standard">
      <style:text-properties officeooo:rsid="0011b410" officeooo:paragraph-rsid="0011b410"/>
    </style:style>
    <style:style style:name="P4" style:family="paragraph" style:parent-style-name="Standard">
      <style:text-properties officeooo:rsid="0011b410" officeooo:paragraph-rsid="00169040"/>
    </style:style>
    <style:style style:name="P5" style:family="paragraph" style:parent-style-name="Standard">
      <style:text-properties officeooo:rsid="001314d4" officeooo:paragraph-rsid="001314d4"/>
    </style:style>
    <style:style style:name="P6" style:family="paragraph" style:parent-style-name="Standard">
      <style:text-properties officeooo:rsid="00169040" officeooo:paragraph-rsid="00169040"/>
    </style:style>
    <style:style style:name="T1" style:family="text">
      <style:text-properties officeooo:rsid="0011b4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db.ClienteCompra.aggregate([{$group:{_id:null,"promedio":{$avg:"$edad"}}}])</text:p>
      <text:p text:style-name="P1"/>
      <text:p text:style-name="P1">2)db.ClienteCompra.aggregate([{$unwind:"$compras"},{$unwind:"$compras.productos"},{$group:{_id:"$compras.productos.id", "cantidadProds":{$sum:"$compras.productos.cantidad"}}}])</text:p>
      <text:p text:style-name="P1"/>
      <text:p text:style-name="P2">3)db.ClienteCompra.aggregate([{$unwind:"$compras"},{$unwind:"$compras.productos"},{$group:{_id:"$dni", totalGastado:{$sum:{$multiply:["$compras.productos.cantidad","$compras.productos.precioUnitario"]}}}}])</text:p>
      <text:p text:style-name="P2"/>
      <text:p text:style-name="P4">4)db.ClienteCompra.aggregate([{$group:{_id:"dni", comprasTotales:{$sum:1}}},{$match: {comprasTotales:{$gt:2}}}])</text:p>
      <text:p text:style-name="P3"/>
      <text:p text:style-name="P5">5)db.ClienteCompra.aggregate([{$unwind:"$compras"},{$group:{_id:"$dni",max:{$sum:1}}},{$sort:{max:-1}},{$limit:1}])</text:p>
      <text:p text:style-name="P5"/>
      <text:p text:style-name="P6">6)db.ClienteCompra.aggregate([{$unwind:"$compras"},{$unwind:"$compras.productos"},{$group:{_id:"$compras.id", cantidad:{$avg:"$compras.productos.cantidad"}}}]) </text:p>
      <text:p text:style-name="P6"/>
      <text:p text:style-name="P6">7)db.ClienteCompra.aggregate([{$unwind: "$compras"},{$unwind: "$compras.productos"},{$group: {_id:"$compras.productos.descripcion", comprasXProducto: {$sum: 1}}}])</text:p>
      <text:p text:style-name="P6"/>
      <text:p text:style-name="P6">8)db.ClienteCompra.aggregate([ {$unwind:"$compras"},{$unwind:"$compras.productos"},{$match:{"compras.fecha":"2023-09-08"}},{$group:{_id:"$compras.id",cantidad:{$sum:{$multiply:["$compras.productos.precioUnitario","$compras.productos.cantidad"]}}}}])</text:p>
      <text:p text:style-name="P6"/>
      <text:p text:style-name="P6">9)db.ClienteCompra.aggregate([{$unwind: "$compras"},{$unwind: "$compras.productos"},{$group: {_id: "$compras.id",cantidadMinima: { $min: "$compras.productos.cantidad" },cantidadMaxima: { $max: "$compras.productos.cantidad" }}}]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14:36:07.982422557</meta:creation-date>
    <dc:date>2023-09-08T17:42:08.697513931</dc:date>
    <meta:editing-duration>PT13M5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9" meta:word-count="34" meta:character-count="1487" meta:non-whitespace-character-count="1461"/>
  </office:meta>
</office:document-meta>
</file>